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9"/>
    <style:style style:name="P36" style:family="paragraph" style:parent-style-name="Text_20_body" style:list-style-name="L30"/>
    <style:style style:name="P37" style:family="paragraph" style:parent-style-name="Text_20_body" style:list-style-name="L31"/>
    <style:style style:name="P38" style:family="paragraph" style:parent-style-name="Text_20_body" style:list-style-name="L32"/>
    <style:style style:name="P39" style:family="paragraph" style:parent-style-name="Text_20_body" style:list-style-name="L33"/>
    <style:style style:name="P40" style:family="paragraph" style:parent-style-name="Text_20_body" style:list-style-name="L34"/>
    <style:style style:name="P41" style:family="paragraph" style:parent-style-name="Text_20_body" style:list-style-name="L35"/>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list-style-name="L52"/>
    <style:style style:name="P59" style:family="paragraph" style:parent-style-name="Text_20_body" style:list-style-name="L53"/>
    <style:style style:name="P60" style:family="paragraph" style:parent-style-name="Text_20_body" style:list-style-name="L54"/>
    <style:style style:name="P61" style:family="paragraph" style:parent-style-name="Text_20_body" style:list-style-name="L55"/>
    <style:style style:name="P62" style:family="paragraph" style:parent-style-name="Text_20_body" style:list-style-name="L56"/>
    <style:style style:name="P63" style:family="paragraph" style:parent-style-name="Text_20_body" style:list-style-name="L57"/>
    <style:style style:name="P64" style:family="paragraph" style:parent-style-name="Text_20_body" style:list-style-name="L58"/>
    <style:style style:name="P65" style:family="paragraph" style:parent-style-name="Text_20_body" style:list-style-name="L59"/>
    <style:style style:name="P66" style:family="paragraph" style:parent-style-name="Text_20_body" style:list-style-name="L60"/>
    <style:style style:name="T1" style:family="text">
      <style:text-properties fo:font-size="10pt"/>
    </style:style>
    <style:style style:name="T2" style:family="text">
      <style:text-properties fo:font-style="italic"/>
    </style:style>
    <style:style style:name="T3" style:family="text">
      <style:text-properties fo:font-style="italic" fo:font-weight="bold"/>
    </style:style>
    <style:style style:name="T4" style:family="text">
      <style:text-properties fo:font-weight="bold"/>
    </style:style>
    <style:style style:name="fr1" style:family="graphic" style:parent-style-name="OLE">
      <style:graphic-properties fo:margin-left="0cm" fo:margin-right="0cm" fo:margin-top="0cm" fo:margin-bottom="0cm" style:vertical-pos="top" style:vertical-rel="baseline" fo:padding="0cm" fo:border="none" draw:frame-display-border="false"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Script</text:h>
      <text:p text:style-name="P1"><text:span text:style-name="T1">The Right Way</text:span> </text:p>
      <text:h text:style-name="Heading_20_1" text:outline-level="1">Ei, você!</text:h>
      <text:p text:style-name="Text_20_body">Esse é um guia com a intenção de apresentar novos desenvolvedores ao JavaScript e ajudar desenvolvedores experientes a aprenderem mais sobre as melhores práticas. </text:p>
      <text:p text:style-name="Text_20_body">Apesar do nome, esse guia não significa necessariamente "o único caminho" em JavaScript. </text:p>
      <text:p text:style-name="Text_20_body">Nós apenas juntamos todos os artigos, dicas e artimanhas dos desenvolvedores top e colocamos aqui. Uma vez que esse material vem de pessoas excepcionais, nós podemos dizer que é "a forma certa", ou a melhor forma de fazer. </text:p>
      <text:h text:style-name="Heading_20_1" text:outline-level="1"><text:a xlink:type="simple" xlink:href="https://jstherightway.org/pt-br/#main" text:style-name="Internet_20_link" text:visited-style-name="Visited_20_Internet_20_Link">Escolha seu caminho</text:a></text:h>
      <text:list xml:id="list1589019974" text:style-name="L1">
        <text:list-item>
          <text:p text:style-name="P3"><text:a xlink:type="simple" xlink:href="https://jstherightway.org/pt-br/#getting-started" text:style-name="Internet_20_link" text:visited-style-name="Visited_20_Internet_20_Link">Começando</text:a> </text:p>
        </text:list-item>
        <text:list-item>
          <text:p text:style-name="P3"><text:a xlink:type="simple" xlink:href="https://jstherightway.org/pt-br/#js-code-style" text:style-name="Internet_20_link" text:visited-style-name="Visited_20_Internet_20_Link">Estilo de códigos JavaScript</text:a> </text:p>
        </text:list-item>
        <text:list-item>
          <text:p text:style-name="P3"><text:a xlink:type="simple" xlink:href="https://jstherightway.org/pt-br/#the-good-parts" text:style-name="Internet_20_link" text:visited-style-name="Visited_20_Internet_20_Link">As partes boas</text:a> </text:p>
        </text:list-item>
        <text:list-item>
          <text:p text:style-name="P3"><text:a xlink:type="simple" xlink:href="https://jstherightway.org/pt-br/#must-see" text:style-name="Internet_20_link" text:visited-style-name="Visited_20_Internet_20_Link">Must See</text:a> </text:p>
        </text:list-item>
        <text:list-item>
          <text:p text:style-name="P3"><text:a xlink:type="simple" xlink:href="https://jstherightway.org/pt-br/#patterns" text:style-name="Internet_20_link" text:visited-style-name="Visited_20_Internet_20_Link">Padrões</text:a> </text:p>
        </text:list-item>
        <text:list-item>
          <text:p text:style-name="P3"><text:a xlink:type="simple" xlink:href="https://jstherightway.org/pt-br/#testing-tools" text:style-name="Internet_20_link" text:visited-style-name="Visited_20_Internet_20_Link">Ferramentas de teste</text:a> </text:p>
        </text:list-item>
        <text:list-item>
          <text:p text:style-name="P3"><text:a xlink:type="simple" xlink:href="https://jstherightway.org/pt-br/#frameworks" text:style-name="Internet_20_link" text:visited-style-name="Visited_20_Internet_20_Link">Frameworks</text:a> </text:p>
        </text:list-item>
        <text:list-item>
          <text:p text:style-name="P3"><text:a xlink:type="simple" xlink:href="https://jstherightway.org/pt-br/#game-engines" text:style-name="Internet_20_link" text:visited-style-name="Visited_20_Internet_20_Link">Motores de jogos</text:a> </text:p>
        </text:list-item>
        <text:list-item>
          <text:p text:style-name="P3"><text:a xlink:type="simple" xlink:href="https://jstherightway.org/pt-br/#news" text:style-name="Internet_20_link" text:visited-style-name="Visited_20_Internet_20_Link">Novidades</text:a> </text:p>
        </text:list-item>
        <text:list-item>
          <text:p text:style-name="P3"><text:a xlink:type="simple" xlink:href="https://jstherightway.org/pt-br/#reading" text:style-name="Internet_20_link" text:visited-style-name="Visited_20_Internet_20_Link">Leitura</text:a> </text:p>
        </text:list-item>
        <text:list-item>
          <text:p text:style-name="P3"><text:a xlink:type="simple" xlink:href="https://jstherightway.org/pt-br/#podcasts" text:style-name="Internet_20_link" text:visited-style-name="Visited_20_Internet_20_Link">Podcasts</text:a> </text:p>
        </text:list-item>
        <text:list-item>
          <text:p text:style-name="P3"><text:a xlink:type="simple" xlink:href="https://jstherightway.org/pt-br/#screencasts" text:style-name="Internet_20_link" text:visited-style-name="Visited_20_Internet_20_Link">Screencasts</text:a> </text:p>
        </text:list-item>
        <text:list-item>
          <text:p text:style-name="P3"><text:a xlink:type="simple" xlink:href="https://jstherightway.org/pt-br/#paas" text:style-name="Internet_20_link" text:visited-style-name="Visited_20_Internet_20_Link">Provedores de PaaS</text:a> </text:p>
        </text:list-item>
        <text:list-item>
          <text:p text:style-name="P2"><text:a xlink:type="simple" xlink:href="https://jstherightway.org/pt-br/#helpers" text:style-name="Internet_20_link" text:visited-style-name="Visited_20_Internet_20_Link">Helpers</text:a> </text:p>
        </text:list-item>
      </text:list>
      <text:h text:style-name="Heading_20_1" text:outline-level="1"><text:a xlink:type="simple" xlink:href="https://jstherightway.org/pt-br/#getting-started" text:style-name="Internet_20_link" text:visited-style-name="Visited_20_Internet_20_Link">INICIANDO</text:a></text:h>
      <text:h text:style-name="Heading_20_3" text:outline-level="3">SOBRE</text:h>
      <text:p text:style-name="Text_20_body">Criado pela Netscape em 1995 como uma extensão do HTML para o navegador Netscape Navigator 2.0, o JavaScript teve como função principal a manipulação de documentos HTML e a validação de formulários. Antes de ganhar seu nome tão famoso hoje em dia, o JavaScript foi chamado de Mocha. Quando saiu pela primeira vez em uma versão beta foi chamado oficialmente de LiveScript e finalmente quando foi liberado pela Sun Microsystems foi batizado pelo nome que hoje nós conhecemos. Devido à similaridade de nomes, algumas pessoas confundem o JavaScript com o Java. Embora ambos tenham a estrutura léxica da programação, elas não são a mesma linguagem. Diferente do C, C# e do Java, o JavaScript é uma linguagem interpretada. Isso significa que ele precisa de um "interpretador". No caso do JavaScript, o interpretador é o navegador. </text:p>
      <text:h text:style-name="Heading_20_3" text:outline-level="3"><text:soft-page-break/>VERSÃO ATUAL</text:h>
      <text:p text:style-name="Text_20_body">O padrão do JavaScript é o ECMAScript. Em 2012 todos os navegadores modernos passaram a dar suporte ao ECMAScript 5.1. Navegadores antigos suportam pelo menos o ECMAScript 3. Uma sexta revisão desses padrões está em andamento. </text:p>
      <text:p text:style-name="Text_20_body">Uma boa referência para versões, referências e novidades sobre o JavaScript pode ser encontrada no <text:a xlink:type="simple" xlink:href="https://developer.mozilla.org/pt-BR/docs/JavaScript" office:target-frame-name="_blank" xlink:show="new" text:style-name="Internet_20_link" text:visited-style-name="Visited_20_Internet_20_Link">Mozilla Developer Network</text:a>. </text:p>
      <text:h text:style-name="Heading_20_3" text:outline-level="3">O DOM</text:h>
      <text:p text:style-name="Text_20_body">O Modelo de Objetos de Documentos é uma API para documentos HTML e XML. Ele fornece uma representação estrutural do documento, permitindo que você modifique seu conteúdo e sua apresentação visual usando linguagens de script como o JavaScript. Leia mais em <text:a xlink:type="simple" xlink:href="https://developer.mozilla.org/pt-BR/docs/DOM/" office:target-frame-name="_blank" xlink:show="new" text:style-name="Internet_20_link" text:visited-style-name="Visited_20_Internet_20_Link">Mozilla Developer Network - Referência do DOM</text:a>. </text:p>
      <text:h text:style-name="Heading_20_1" text:outline-level="1"><text:a xlink:type="simple" xlink:href="https://jstherightway.org/pt-br/#js-code-style" text:style-name="Internet_20_link" text:visited-style-name="Visited_20_Internet_20_Link">ESTILOS DE CÓDIGO JS</text:a></text:h>
      <text:h text:style-name="Heading_20_3" text:outline-level="3">Convenções</text:h>
      <text:p text:style-name="Text_20_body">Assim como todas as linguagens, JavaScript tem muitos guias de estilo de código. Talvez o mais usado e recomendado seja o <text:a xlink:type="simple" xlink:href="https://google.github.io/styleguide/javascriptguide.xml" office:target-frame-name="_blank" xlink:show="new" text:style-name="Internet_20_link" text:visited-style-name="Visited_20_Internet_20_Link">Google Code Style Guide for JavaScript</text:a>, mas recomendamos a leitura do <text:a xlink:type="simple" xlink:href="https://github.com/rwaldron/idiomatic.js/tree/master/translations/pt_BR" office:target-frame-name="_blank" xlink:show="new" text:style-name="Internet_20_link" text:visited-style-name="Visited_20_Internet_20_Link">Idiomatic.js</text:a>. </text:p>
      <text:h text:style-name="Heading_20_3" text:outline-level="3">Análise de código (<text:span text:style-name="T2">Linting</text:span>)</text:h>
      <text:p text:style-name="Text_20_body">Nos dias de hoje, a melhor ferramenta para analise de código em JavaScript é o <text:a xlink:type="simple" xlink:href="http://www.jshint.com/" office:target-frame-name="_blank" xlink:show="new" text:style-name="Internet_20_link" text:visited-style-name="Visited_20_Internet_20_Link">JSHint</text:a>. Nós recomendamos que sempre que possível você verifique o seu estilo de código e padrões com uma ferramenta de análise (<text:span text:style-name="T2">Lint Tool</text:span>). </text:p>
      <text:h text:style-name="Heading_20_1" text:outline-level="1"><text:a xlink:type="simple" xlink:href="https://jstherightway.org/pt-br/#the-good-parts" text:style-name="Internet_20_link" text:visited-style-name="Visited_20_Internet_20_Link">AS PARTES BOAS</text:a></text:h>
      <text:h text:style-name="Heading_20_3" text:outline-level="3">Orientação a Objetos</text:h>
      <text:p text:style-name="Text_20_body">JavaScript tem fortes capacidades de programação orientada a objetos, apesar de ocorrerem algumas discussões devido às diferenças da orientação a objetos no JavaScript em comparação com outras linguagens. </text:p>
      <text:p text:style-name="Text_20_body">Fonte: <text:a xlink:type="simple" xlink:href="https://developer.mozilla.org/pt-BR/docs/Web/JavaScript/Introduction_to_Object-Oriented_JavaScript" office:target-frame-name="_blank" xlink:show="new" text:style-name="Internet_20_link" text:visited-style-name="Visited_20_Internet_20_Link">Introdução ao JavaScript Orientado a Objeto</text:a> </text:p>
      <text:h text:style-name="Heading_20_3" text:outline-level="3">Funções anônimas</text:h>
      <text:p text:style-name="Text_20_body">Funções anônimas são funções que são declaradas dinamicamente em tempo de execução. Elas são chamadas de funções anônimas devido ao fato de não receberem um nome, como as funções tradicionais. </text:p>
      <text:p text:style-name="Text_20_body">Fonte: <text:a xlink:type="simple" xlink:href="http://helephant.com/2008/08/23/javascript-anonymous-functions/" office:target-frame-name="_blank" xlink:show="new" text:style-name="Internet_20_link" text:visited-style-name="Visited_20_Internet_20_Link">JavaScript anonymous functions</text:a> </text:p>
      <text:h text:style-name="Heading_20_3" text:outline-level="3"><text:soft-page-break/>Funções como objetos de primeira classe</text:h>
      <text:p text:style-name="Text_20_body">Funções em JavaScript são funções de primeira classe. Isso significa que no JavaScript as funções são um tipo especial de objeto que podem fazer todas as coisas que um objeto normal pode fazer. </text:p>
      <text:p text:style-name="Text_20_body">Fonte: <text:a xlink:type="simple" xlink:href="http://helephant.com/2008/08/19/functions-are-first-class-objects-in-javascript/" office:target-frame-name="_blank" xlink:show="new" text:style-name="Internet_20_link" text:visited-style-name="Visited_20_Internet_20_Link">Functions are first class objects in JavaScript</text:a> </text:p>
      <text:h text:style-name="Heading_20_3" text:outline-level="3">Tipagem fraca</text:h>
      <text:p text:style-name="Text_20_body">Para muitos desenvolvedores <text:span text:style-name="T2">front-end</text:span>, o JavaScript foi o primeiro gostinho de uma linguagem de <text:span text:style-name="T2">script</text:span> e/ou de linguagem interpretada. Para esses desenvolvedores, os conceitos e implicações de variáveis de tipagem fraca podem ser naturais. Entretanto, o crescimento explosivo na demanda por aplicações web modernas resultou no crescimento do número de desenvolvedores <text:span text:style-name="T2">back-end</text:span> que tiveram que enfiar seus pés nas tecnologias de <text:span text:style-name="T2">client-side</text:span>. Muitos desses desenvolvedores estão chegando com conhecimentos de uma linguagem fortemente tipada, como c# ou Java, e não estão familiarizados com a liberdade e as armadilhas envolvidas em trabalhar com variáveis de tipagem fraca. </text:p>
      <text:p text:style-name="Text_20_body">Fonte: <text:a xlink:type="simple" xlink:href="http://blog.jeremymartin.name/2008/03/understanding-loose-typing-in.html" office:target-frame-name="_blank" xlink:show="new" text:style-name="Internet_20_link" text:visited-style-name="Visited_20_Internet_20_Link">Understanding Loose Typing in JavaScript</text:a> </text:p>
      <text:h text:style-name="Heading_20_3" text:outline-level="3">Escopos e elevação (<text:span text:style-name="T2">hoisting</text:span>)</text:h>
      <text:p text:style-name="Text_20_body"><text:span text:style-name="T4">Escopos:</text:span> Em JavaScript, funções são nosso delimitador de escopo <text:span text:style-name="T2">de facto</text:span> para declaração de variáveis, o que significa que blocos usuais de loops e estruturas condicionais (como <text:span text:style-name="T2">if</text:span>, <text:span text:style-name="T2">for</text:span>, <text:span text:style-name="T2">while</text:span>, <text:span text:style-name="T2">switch</text:span> e <text:span text:style-name="T2">try</text:span>) NÃO delimitam escopos, diferente de muitas outras linguagens. Portanto, esses blocos irão compartilhar do mesmo escopo que a função que os contém. Dessa forma, pode ser perigoso declarar variáveis dentro de blocos, já que irá parecer que a variável pertence apenas ao bloco. </text:p>
      <text:p text:style-name="Text_20_body"><text:span text:style-name="T4">Elevação (</text:span><text:span text:style-name="T3">hoisting</text:span><text:span text:style-name="T4">):</text:span> Em tempo de execução, todas as variáveis e declarações de funções são movidas para o início de cada função (seu próprio escopo) - isso é conhecido como elevação (<text:span text:style-name="T2">hoisting</text:span>). Dito isso, é uma boa prática declarar todas as variáveis juntas na primeira linha, a fim de evitar falsas expectativas em relação a uma variável que foi declarada depois mas que acabou recebendo um valor antes - esse é um problema comum para programadores vindos de linguagens com escopos em blocos. </text:p>
      <text:p text:style-name="Text_20_body">Fonte: <text:a xlink:type="simple" xlink:href="http://www.adequatelygood.com/JavaScript-Scoping-and-Hoisting.html" office:target-frame-name="_blank" xlink:show="new" text:style-name="Internet_20_link" text:visited-style-name="Visited_20_Internet_20_Link">JavaScript Scoping and Hoisting</text:a> </text:p>
      <text:h text:style-name="Heading_20_3" text:outline-level="3"><text:span text:style-name="T2">Binding</text:span> de funções</text:h>
      <text:p text:style-name="Text_20_body"><text:span text:style-name="T2">Binding</text:span> de funções será provavelmente a última de suas preocupações quando estiver começando com o JavaScript, mas quando você perceber que precisa de uma solução para o problema de como manter o contexto do <text:span text:style-name="T2">'this'</text:span> dentro de outra função, então você pode se dar conta do que realmente precisa é a função <text:span text:style-name="T4">Function.prototype.bind()</text:span>. </text:p>
      <text:p text:style-name="Text_20_body">Fonte: <text:a xlink:type="simple" xlink:href="http://coding.smashingmagazine.com/2014/01/23/understanding-javascript-function-prototype-bind/" office:target-frame-name="_blank" xlink:show="new" text:style-name="Internet_20_link" text:visited-style-name="Visited_20_Internet_20_Link">Understanding JavaScript’s Function.prototype.bind</text:a> </text:p>
      <text:h text:style-name="Heading_20_3" text:outline-level="3">Funções de fechamento (<text:span text:style-name="T2">Closures</text:span>)</text:h>
      <text:p text:style-name="Text_20_body"><text:span text:style-name="T2">Closures</text:span> (fechamentos) são funções que se referem a variáveis livres (independentes). Em outras palavras, a função definida no <text:span text:style-name="T2">closure</text:span> "lembra" do ambiente em que ela foi criada. Esse é um importante conceito a ser entendido, pois pode ser muito útil durante o desenvolvimento, como <text:soft-page-break/>emulando métodos privados. Também pode ajudar a aprender como evitar erros comuns, como criando closures em loops. </text:p>
      <text:p text:style-name="Text_20_body">Fonte: <text:a xlink:type="simple" xlink:href="https://developer.mozilla.org/pt-BR/docs/Web/JavaScript/Guide/Closures/" office:target-frame-name="_blank" xlink:show="new" text:style-name="Internet_20_link" text:visited-style-name="Visited_20_Internet_20_Link">MDN - Closures</text:a> </text:p>
      <text:h text:style-name="Heading_20_3" text:outline-level="3">Modo rigoroso</text:h>
      <text:p text:style-name="Text_20_body">O modo rigoroso do ECMAScript 5 é um modo de optar por uma variação restrita do JavaScript. O modo rigoroso não é apenas um subconjunto, ele intencionalmente tem a semântica diferente do código normal. Navegadores que não suportam o modo rigoroso irão executar o código com o comportamento diferente de navegadores que suportam, então não confie no modo restrito sem contar com testes de funcionalidades em aspectos relevantes do modo restrito. Modo rigoroso de código e não rigoroso podem coexistir, então scripts podem optar pelo modo rigoroso incrementalmente. </text:p>
      <text:p text:style-name="Text_20_body">Fonte: <text:a xlink:type="simple" xlink:href="https://developer.mozilla.org/en-US/docs/Web/JavaScript/Reference/Functions_and_function_scope/Strict_mode/" office:target-frame-name="_blank" xlink:show="new" text:style-name="Internet_20_link" text:visited-style-name="Visited_20_Internet_20_Link">MDN - Strict mode</text:a> </text:p>
      <text:h text:style-name="Heading_20_3" text:outline-level="3">Expressão de Função Invocada Imediatamente (IIFE - Immediately-Invoked Function Expression)</text:h>
      <text:p text:style-name="Text_20_body">Uma função imediata é um padrão que produz um escopo léxico usando os escopos de função do JavaScript. Funções imediatas podem ser usadas para evitar a elevação de variáveis (<text:span text:style-name="T2">hoisting</text:span>) dentro de blocos, protegendo o ambiente global de ser poluído e simultanamente permite o acesso público a métodos enquanto retém a privacidade para as variáveis declaradas dentro da função.<text:line-break/><text:line-break/><text:span text:style-name="T2">Esse padrão tem sido referenciado como função anônima de auto execução, mas </text:span><text:a xlink:type="simple" xlink:href="http://twitter.com/cowboy" office:target-frame-name="_blank" xlink:show="new" text:style-name="Internet_20_link" text:visited-style-name="Visited_20_Internet_20_Link"><text:span text:style-name="T2">@cowboy</text:span></text:a><text:span text:style-name="T2"> (Ben Alman) introduziu o termo IIFE como um termo mais semântico para o padrão</text:span>. </text:p>
      <text:p text:style-name="Text_20_body">Fonte: <text:a xlink:type="simple" xlink:href="http://benalman.com/news/2010/11/immediately-invoked-function-expression/" office:target-frame-name="_blank" xlink:show="new" text:style-name="Internet_20_link" text:visited-style-name="Visited_20_Internet_20_Link">Immediately-Invoked Function Expression (IIFE)</text:a> </text:p>
      <text:h text:style-name="Heading_20_1" text:outline-level="1"><text:a xlink:type="simple" xlink:href="https://jstherightway.org/pt-br/#must-see" text:style-name="Internet_20_link" text:visited-style-name="Visited_20_Internet_20_Link">MUST SEE</text:a></text:h>
      <text:h text:style-name="Heading_20_5" text:outline-level="5">Arindam Paul - JavaScript VM internals, EventLoop, Async and ScopeChains</text:h>
      <text:p text:style-name="Text_20_body"><draw:frame draw:style-name="fr1" draw:name="Objeto1" text:anchor-type="as-char" svg:width="14.817cm" svg:height="8.334cm" draw:z-index="0"><draw:floating-frame xlink:href="https://www.youtube.com/embed/QyUFheng6J0?showinfo=0" xlink:type="simple" xlink:show="embed" xlink:actuate="onLoad"/></draw:frame><text:s/></text:p>
      <text:h text:style-name="Heading_20_1" text:outline-level="1"><text:soft-page-break/><text:a xlink:type="simple" xlink:href="https://jstherightway.org/pt-br/#patterns" text:style-name="Internet_20_link" text:visited-style-name="Visited_20_Internet_20_Link">PADRÕES</text:a></text:h>
      <text:h text:style-name="Heading_20_3" text:outline-level="3">Descrição</text:h>
      <text:p text:style-name="Text_20_body">Apesar de o JavaScript possuir padrões de projeto exclusivos da linguagem, outros padrões clássicos também podem ser implementados. </text:p>
      <text:p text:style-name="Text_20_body">Uma boa maneira de aprendê-los é ler o livro de código aberto <text:a xlink:type="simple" xlink:href="http://addyosmani.com/resources/essentialjsdesignpatterns/book/" office:target-frame-name="_blank" xlink:show="new" text:style-name="Internet_20_link" text:visited-style-name="Visited_20_Internet_20_Link">Learning JavaScript Design Patterns</text:a> do <text:a xlink:type="simple" xlink:href="https://twitter.com/addyosmani" office:target-frame-name="_blank" xlink:show="new" text:style-name="Internet_20_link" text:visited-style-name="Visited_20_Internet_20_Link">Addy Osmani</text:a>. A maioria dos links abaixo são baseados nesse livro. </text:p>
      <text:h text:style-name="Heading_20_3" text:outline-level="3">Padrões de projeto (<text:span text:style-name="T2">Design Patterns</text:span>)</text:h>
      <text:list xml:id="list883247001" text:style-name="L2">
        <text:list-item>
          <text:p text:style-name="P5"><text:a xlink:type="simple" xlink:href="http://addyosmani.com/resources/essentialjsdesignpatterns/book/#factorypatternjavascript" office:target-frame-name="_blank" xlink:show="new" text:style-name="Internet_20_link" text:visited-style-name="Visited_20_Internet_20_Link">Factory</text:a> </text:p>
        </text:list-item>
        <text:list-item>
          <text:p text:style-name="P5"><text:a xlink:type="simple" xlink:href="http://addyosmani.com/resources/essentialjsdesignpatterns/book/#prototypepatternjavascript" office:target-frame-name="_blank" xlink:show="new" text:style-name="Internet_20_link" text:visited-style-name="Visited_20_Internet_20_Link">Prototype</text:a> </text:p>
        </text:list-item>
        <text:list-item>
          <text:p text:style-name="P5"><text:a xlink:type="simple" xlink:href="http://addyosmani.com/resources/essentialjsdesignpatterns/book/#mixinpatternjavascript" office:target-frame-name="_blank" xlink:show="new" text:style-name="Internet_20_link" text:visited-style-name="Visited_20_Internet_20_Link">Mixin</text:a> </text:p>
        </text:list-item>
        <text:list-item>
          <text:p text:style-name="P4"><text:a xlink:type="simple" xlink:href="http://addyosmani.com/resources/essentialjsdesignpatterns/book/#singletonpatternjavascript" office:target-frame-name="_blank" xlink:show="new" text:style-name="Internet_20_link" text:visited-style-name="Visited_20_Internet_20_Link">Singleton</text:a> </text:p>
        </text:list-item>
      </text:list>
      <text:p text:style-name="Text_20_body">Creational Design Patterns </text:p>
      <text:list xml:id="list957423684" text:style-name="L3">
        <text:list-item>
          <text:p text:style-name="P7"><text:a xlink:type="simple" xlink:href="http://addyosmani.com/resources/essentialjsdesignpatterns/book/#wrapperpatternjquery" office:target-frame-name="_blank" xlink:show="new" text:style-name="Internet_20_link" text:visited-style-name="Visited_20_Internet_20_Link">Adapter</text:a> </text:p>
        </text:list-item>
        <text:list-item>
          <text:p text:style-name="P7"><text:a xlink:type="simple" xlink:href="http://www.joezimjs.com/javascript/javascript-design-patterns-bridge/" office:target-frame-name="_blank" xlink:show="new" text:style-name="Internet_20_link" text:visited-style-name="Visited_20_Internet_20_Link">Bridge</text:a> </text:p>
        </text:list-item>
        <text:list-item>
          <text:p text:style-name="P7"><text:a xlink:type="simple" xlink:href="http://www.joezimjs.com/javascript/javascript-design-patterns-composite/" office:target-frame-name="_blank" xlink:show="new" text:style-name="Internet_20_link" text:visited-style-name="Visited_20_Internet_20_Link">Composite</text:a> </text:p>
        </text:list-item>
        <text:list-item>
          <text:p text:style-name="P7"><text:a xlink:type="simple" xlink:href="http://addyosmani.com/resources/essentialjsdesignpatterns/book/#decoratorpatternjavascript" office:target-frame-name="_blank" xlink:show="new" text:style-name="Internet_20_link" text:visited-style-name="Visited_20_Internet_20_Link">Decorator</text:a> </text:p>
        </text:list-item>
        <text:list-item>
          <text:p text:style-name="P7"><text:a xlink:type="simple" xlink:href="http://addyosmani.com/resources/essentialjsdesignpatterns/book/#facadepatternjavascript" office:target-frame-name="_blank" xlink:show="new" text:style-name="Internet_20_link" text:visited-style-name="Visited_20_Internet_20_Link">Facade</text:a> </text:p>
        </text:list-item>
        <text:list-item>
          <text:p text:style-name="P7"><text:a xlink:type="simple" xlink:href="http://addyosmani.com/resources/essentialjsdesignpatterns/book/#detailflyweight" office:target-frame-name="_blank" xlink:show="new" text:style-name="Internet_20_link" text:visited-style-name="Visited_20_Internet_20_Link">Flyweight</text:a> </text:p>
        </text:list-item>
        <text:list-item>
          <text:p text:style-name="P7"><text:a xlink:type="simple" xlink:href="http://addyosmani.com/resources/essentialjsdesignpatterns/book/#modulepatternjavascript" office:target-frame-name="_blank" xlink:show="new" text:style-name="Internet_20_link" text:visited-style-name="Visited_20_Internet_20_Link">Module</text:a> </text:p>
        </text:list-item>
        <text:list-item>
          <text:p text:style-name="P7"><text:a xlink:type="simple" xlink:href="http://www.joezimjs.com/javascript/javascript-design-patterns-proxy/" office:target-frame-name="_blank" xlink:show="new" text:style-name="Internet_20_link" text:visited-style-name="Visited_20_Internet_20_Link">Proxy</text:a> </text:p>
        </text:list-item>
        <text:list-item>
          <text:p text:style-name="P6"><text:a xlink:type="simple" xlink:href="http://addyosmani.com/resources/essentialjsdesignpatterns/book/#revealingmodulepatternjavascript" office:target-frame-name="_blank" xlink:show="new" text:style-name="Internet_20_link" text:visited-style-name="Visited_20_Internet_20_Link">Revealing Module</text:a> </text:p>
        </text:list-item>
      </text:list>
      <text:p text:style-name="Text_20_body">Structural Design Patterns </text:p>
      <text:list xml:id="list2150770016" text:style-name="L4">
        <text:list-item>
          <text:p text:style-name="P9"><text:a xlink:type="simple" xlink:href="http://www.joezimjs.com/javascript/javascript-design-patterns-chain-of-responsibility/" office:target-frame-name="_blank" xlink:show="new" text:style-name="Internet_20_link" text:visited-style-name="Visited_20_Internet_20_Link">Chain of Responsibility</text:a> </text:p>
        </text:list-item>
        <text:list-item>
          <text:p text:style-name="P9"><text:a xlink:type="simple" xlink:href="http://addyosmani.com/resources/essentialjsdesignpatterns/book/#commandpatternjavascript" office:target-frame-name="_blank" xlink:show="new" text:style-name="Internet_20_link" text:visited-style-name="Visited_20_Internet_20_Link">Command</text:a> </text:p>
        </text:list-item>
        <text:list-item>
          <text:p text:style-name="P9"><text:a xlink:type="simple" xlink:href="http://addyosmani.com/resources/essentialjsdesignpatterns/book/#mediatorpatternjavascript" office:target-frame-name="_blank" xlink:show="new" text:style-name="Internet_20_link" text:visited-style-name="Visited_20_Internet_20_Link">Mediator</text:a> </text:p>
        </text:list-item>
        <text:list-item>
          <text:p text:style-name="P8"><text:a xlink:type="simple" xlink:href="http://addyosmani.com/resources/essentialjsdesignpatterns/book/#observerpatternjavascript" office:target-frame-name="_blank" xlink:show="new" text:style-name="Internet_20_link" text:visited-style-name="Visited_20_Internet_20_Link">Observer</text:a> </text:p>
        </text:list-item>
      </text:list>
      <text:p text:style-name="Text_20_body">Behavioral Design Patterns </text:p>
      <text:h text:style-name="Heading_20_3" text:outline-level="3">MV* Patterns</text:h>
      <text:list xml:id="list57045989" text:style-name="L5">
        <text:list-item>
          <text:p text:style-name="P11"><text:a xlink:type="simple" xlink:href="http://addyosmani.com/resources/essentialjsdesignpatterns/book/#detailmvc" office:target-frame-name="_blank" xlink:show="new" text:style-name="Internet_20_link" text:visited-style-name="Visited_20_Internet_20_Link">MVC Pattern</text:a> </text:p>
        </text:list-item>
        <text:list-item>
          <text:p text:style-name="P11"><text:a xlink:type="simple" xlink:href="http://addyosmani.com/resources/essentialjsdesignpatterns/book/#detailmvp" office:target-frame-name="_blank" xlink:show="new" text:style-name="Internet_20_link" text:visited-style-name="Visited_20_Internet_20_Link">MVP Pattern</text:a> </text:p>
        </text:list-item>
        <text:list-item>
          <text:p text:style-name="P10"><text:a xlink:type="simple" xlink:href="http://addyosmani.com/resources/essentialjsdesignpatterns/book/#detailmvvm" office:target-frame-name="_blank" xlink:show="new" text:style-name="Internet_20_link" text:visited-style-name="Visited_20_Internet_20_Link">MVVM Pattern</text:a> </text:p>
        </text:list-item>
      </text:list>
      <text:h text:style-name="Heading_20_1" text:outline-level="1"><text:a xlink:type="simple" xlink:href="https://jstherightway.org/pt-br/#testing-tools" text:style-name="Internet_20_link" text:visited-style-name="Visited_20_Internet_20_Link">FERRAMENTAS DE TESTES</text:a></text:h>
      <text:h text:style-name="Heading_20_3" text:outline-level="3">Descrição</text:h>
      <text:p text:style-name="Text_20_body">Várias bibliotecas e frameworks para fazer testes em JavaScript.</text:p>
      <text:h text:style-name="Heading_20_3" text:outline-level="3"><text:soft-page-break/>Links</text:h>
      <text:list xml:id="list1150341236" text:style-name="L6">
        <text:list-item>
          <text:p text:style-name="P12"><text:a xlink:type="simple" xlink:href="http://mochajs.org/" office:target-frame-name="_blank" xlink:show="new" text:style-name="Internet_20_link" text:visited-style-name="Visited_20_Internet_20_Link">Mocha</text:a> </text:p>
        </text:list-item>
      </text:list>
      <text:p text:style-name="Text_20_body">Mantida por <text:a xlink:type="simple" xlink:href="https://github.com/visionmedia" office:target-frame-name="_blank" xlink:show="new" text:style-name="Internet_20_link" text:visited-style-name="Visited_20_Internet_20_Link">TJ Holowaychuk</text:a> </text:p>
      <text:list xml:id="list1169090909" text:style-name="L7">
        <text:list-item>
          <text:p text:style-name="P13"><text:a xlink:type="simple" xlink:href="http://qunitjs.com/" office:target-frame-name="_blank" xlink:show="new" text:style-name="Internet_20_link" text:visited-style-name="Visited_20_Internet_20_Link">QUnit</text:a> </text:p>
        </text:list-item>
      </text:list>
      <text:p text:style-name="Text_20_body">Mantida por <text:a xlink:type="simple" xlink:href="https://github.com/jquery" office:target-frame-name="_blank" xlink:show="new" text:style-name="Internet_20_link" text:visited-style-name="Visited_20_Internet_20_Link">jQuery</text:a> </text:p>
      <text:list xml:id="list1756584274" text:style-name="L8">
        <text:list-item>
          <text:p text:style-name="P14"><text:a xlink:type="simple" xlink:href="https://github.com/pivotal/jasmine" office:target-frame-name="_blank" xlink:show="new" text:style-name="Internet_20_link" text:visited-style-name="Visited_20_Internet_20_Link">Jasmine</text:a> </text:p>
        </text:list-item>
      </text:list>
      <text:p text:style-name="Text_20_body">Mantida por <text:a xlink:type="simple" xlink:href="https://github.com/pivotal/jasmine" office:target-frame-name="_blank" xlink:show="new" text:style-name="Internet_20_link" text:visited-style-name="Visited_20_Internet_20_Link">Pivotal Labs</text:a> </text:p>
      <text:list xml:id="list1663439238" text:style-name="L9">
        <text:list-item>
          <text:p text:style-name="P15"><text:a xlink:type="simple" xlink:href="http://karma-runner.github.io/" office:target-frame-name="_blank" xlink:show="new" text:style-name="Internet_20_link" text:visited-style-name="Visited_20_Internet_20_Link">Karma</text:a> </text:p>
        </text:list-item>
      </text:list>
      <text:p text:style-name="Text_20_body">Mantida pelo time por trás do AngularJS. Em maior parte por <text:a xlink:type="simple" xlink:href="https://github.com/vojtajina" office:target-frame-name="_blank" xlink:show="new" text:style-name="Internet_20_link" text:visited-style-name="Visited_20_Internet_20_Link">Vojta Jina</text:a> </text:p>
      <text:list xml:id="list87251074" text:style-name="L10">
        <text:list-item>
          <text:p text:style-name="P16"><text:a xlink:type="simple" xlink:href="http://theintern.io/" office:target-frame-name="_blank" xlink:show="new" text:style-name="Internet_20_link" text:visited-style-name="Visited_20_Internet_20_Link">Intern</text:a> </text:p>
        </text:list-item>
      </text:list>
      <text:p text:style-name="Text_20_body">Mantida por <text:a xlink:type="simple" xlink:href="http://www.sitepen.com/" office:target-frame-name="_blank" xlink:show="new" text:style-name="Internet_20_link" text:visited-style-name="Visited_20_Internet_20_Link">Sitepen</text:a> </text:p>
      <text:list xml:id="list450670429" text:style-name="L11">
        <text:list-item>
          <text:p text:style-name="P17"><text:a xlink:type="simple" xlink:href="http://gotwarlost.github.io/istanbul" office:target-frame-name="_blank" xlink:show="new" text:style-name="Internet_20_link" text:visited-style-name="Visited_20_Internet_20_Link">Istanbul</text:a> </text:p>
        </text:list-item>
      </text:list>
      <text:p text:style-name="Text_20_body">Uma ferramenta de cobertura de código JavaScript escrita em JavaScript, mantida por <text:a xlink:type="simple" xlink:href="https://github.com/gotwarlost" office:target-frame-name="_blank" xlink:show="new" text:style-name="Internet_20_link" text:visited-style-name="Visited_20_Internet_20_Link">Krishnan Anantheswaran</text:a> </text:p>
      <text:list xml:id="list1648413305" text:style-name="L12">
        <text:list-item>
          <text:p text:style-name="P18"><text:a xlink:type="simple" xlink:href="http://sinonjs.org/" office:target-frame-name="_blank" xlink:show="new" text:style-name="Internet_20_link" text:visited-style-name="Visited_20_Internet_20_Link">Sinon.JS</text:a> </text:p>
        </text:list-item>
      </text:list>
      <text:p text:style-name="Text_20_body">Espiões de teste standalone, stubs (esboços) e mocks (simulação/imitação) para JavaScript. Sem dependências, funciona com qualquer framework de testes unitários. Criado por <text:a xlink:type="simple" xlink:href="https://github.com/cjohansen/Sinon.JS" office:target-frame-name="_blank" xlink:show="new" text:style-name="Internet_20_link" text:visited-style-name="Visited_20_Internet_20_Link">Sinon.JS community</text:a> </text:p>
      <text:list xml:id="list3203205065" text:style-name="L13">
        <text:list-item>
          <text:p text:style-name="P19"><text:a xlink:type="simple" xlink:href="https://github.com/leobalter/DexterJS" office:target-frame-name="_blank" xlink:show="new" text:style-name="Internet_20_link" text:visited-style-name="Visited_20_Internet_20_Link">DexterJS</text:a> </text:p>
        </text:list-item>
      </text:list>
      <text:p text:style-name="Text_20_body">Um helper de testes para fazer mocks de funções e de objetos XHR, mantido por <text:a xlink:type="simple" xlink:href="http://leobalter.github.io/" office:target-frame-name="_blank" xlink:show="new" text:style-name="Internet_20_link" text:visited-style-name="Visited_20_Internet_20_Link">Leo Balter</text:a> </text:p>
      <text:list xml:id="list597211823" text:style-name="L14">
        <text:list-item>
          <text:p text:style-name="P20"><text:a xlink:type="simple" xlink:href="https://github.com/sindresorhus/ava" office:target-frame-name="_blank" xlink:show="new" text:style-name="Internet_20_link" text:visited-style-name="Visited_20_Internet_20_Link">AVA</text:a> </text:p>
        </text:list-item>
      </text:list>
      <text:p text:style-name="Text_20_body">Test runner with asynchronous tests, maintained by <text:a xlink:type="simple" xlink:href="https://twitter.com/sindresorhus" office:target-frame-name="_blank" xlink:show="new" text:style-name="Internet_20_link" text:visited-style-name="Visited_20_Internet_20_Link">Sindre Sorhus</text:a> </text:p>
      <text:list xml:id="list3434527848" text:style-name="L15">
        <text:list-item>
          <text:p text:style-name="P21"><text:a xlink:type="simple" xlink:href="https://github.com/facebook/jest" office:target-frame-name="_blank" xlink:show="new" text:style-name="Internet_20_link" text:visited-style-name="Visited_20_Internet_20_Link">Jest</text:a> </text:p>
        </text:list-item>
      </text:list>
      <text:p text:style-name="Text_20_body">Painless JavaScript Testing, maintained by <text:a xlink:type="simple" xlink:href="https://github.com/facebook" office:target-frame-name="_blank" xlink:show="new" text:style-name="Internet_20_link" text:visited-style-name="Visited_20_Internet_20_Link">Facebook</text:a> </text:p>
      <text:h text:style-name="Heading_20_1" text:outline-level="1"><text:a xlink:type="simple" xlink:href="https://jstherightway.org/pt-br/#frameworks" text:style-name="Internet_20_link" text:visited-style-name="Visited_20_Internet_20_Link">FRAMEWORKS</text:a></text:h>
      <text:h text:style-name="Heading_20_3" text:outline-level="3">PROPOSTA GERAL</text:h>
      <text:list xml:id="list329832084" text:style-name="L16">
        <text:list-item>
          <text:p text:style-name="P22"><text:a xlink:type="simple" xlink:href="http://jquery.com/" office:target-frame-name="_blank" xlink:show="new" text:style-name="Internet_20_link" text:visited-style-name="Visited_20_Internet_20_Link">jQuery</text:a> </text:p>
        </text:list-item>
      </text:list>
      <text:p text:style-name="Text_20_body">jQuery é uma biblioteca JavaScript rápida, pequena e cheia de recursos. Criada por <text:a xlink:type="simple" xlink:href="https://twitter.com/jeresig" office:target-frame-name="_blank" xlink:show="new" text:style-name="Internet_20_link" text:visited-style-name="Visited_20_Internet_20_Link">John Resig</text:a>. </text:p>
      <text:list xml:id="list1804034263" text:style-name="L17">
        <text:list-item>
          <text:p text:style-name="P23"><text:a xlink:type="simple" xlink:href="http://yuilibrary.com/" office:target-frame-name="_blank" xlink:show="new" text:style-name="Internet_20_link" text:visited-style-name="Visited_20_Internet_20_Link">YUI</text:a> </text:p>
        </text:list-item>
      </text:list>
      <text:p text:style-name="Text_20_body">Criado pelo Yahoo!, YUI é uma biblioteca JavaScript e CSS de código aberto para criação de aplicações web ricas e interativas. <text:a xlink:type="simple" xlink:href="http://yahooeng.tumblr.com/" office:target-frame-name="_blank" xlink:show="new" text:style-name="Internet_20_link" text:visited-style-name="Visited_20_Internet_20_Link">Novas atualizações estão paradas desde 29 de Agosto de 2014</text:a>. </text:p>
      <text:list xml:id="list3165858881" text:style-name="L18">
        <text:list-item>
          <text:p text:style-name="P24"><text:a xlink:type="simple" xlink:href="http://zeptojs.com/" office:target-frame-name="_blank" xlink:show="new" text:style-name="Internet_20_link" text:visited-style-name="Visited_20_Internet_20_Link">ZeptoJS</text:a> </text:p>
        </text:list-item>
      </text:list>
      <text:p text:style-name="Text_20_body"><text:soft-page-break/>Zepto é uma biblioteca JavaScript minimalista para navegadores modernos com uma grande compatibilidade com a API do jQuery. Se você usa jQuery, você já sabe como usar o Zepto. </text:p>
      <text:list xml:id="list118376620" text:style-name="L19">
        <text:list-item>
          <text:p text:style-name="P25"><text:a xlink:type="simple" xlink:href="http://dojotoolkit.org/" office:target-frame-name="_blank" xlink:show="new" text:style-name="Internet_20_link" text:visited-style-name="Visited_20_Internet_20_Link">Dojo Toolkit</text:a> </text:p>
        </text:list-item>
      </text:list>
      <text:p text:style-name="Text_20_body">Dojo é um kit de ferramentas JavaScript grátis e de código aberto para criação de aplicações web de alto desempenho. Os patrocinadores do projeto incluem IBM e SitePen. </text:p>
      <text:list xml:id="list1131157377" text:style-name="L20">
        <text:list-item>
          <text:p text:style-name="P26"><text:a xlink:type="simple" xlink:href="http://underscorejs.org/" office:target-frame-name="_blank" xlink:show="new" text:style-name="Internet_20_link" text:visited-style-name="Visited_20_Internet_20_Link">Underscore.js</text:a> </text:p>
        </text:list-item>
      </text:list>
      <text:p text:style-name="Text_20_body">Underscore.js é uma biblioteca JavaScript que fornece uma enorme quantidade de helpers úteis sem estender qualquer objeto interno. </text:p>
      <text:h text:style-name="Heading_20_3" text:outline-level="3">MV*</text:h>
      <text:list xml:id="list3346406096" text:style-name="L21">
        <text:list-item>
          <text:p text:style-name="P27"><text:a xlink:type="simple" xlink:href="http://backbonejs.org/" office:target-frame-name="_blank" xlink:show="new" text:style-name="Internet_20_link" text:visited-style-name="Visited_20_Internet_20_Link">Backbone.js</text:a> </text:p>
        </text:list-item>
      </text:list>
      <text:p text:style-name="Text_20_body">Framework JavaScript <text:span text:style-name="T2">client-side</text:span> muito popular, criado por <text:a xlink:type="simple" xlink:href="http://twitter.com/jashkenas" office:target-frame-name="_blank" xlink:show="new" text:style-name="Internet_20_link" text:visited-style-name="Visited_20_Internet_20_Link">@jashkenas</text:a>. </text:p>
      <text:list xml:id="list3606620577" text:style-name="L22">
        <text:list-item>
          <text:p text:style-name="P28"><text:a xlink:type="simple" xlink:href="http://emberjs.com/" office:target-frame-name="_blank" xlink:show="new" text:style-name="Internet_20_link" text:visited-style-name="Visited_20_Internet_20_Link">Ember.js</text:a> </text:p>
        </text:list-item>
      </text:list>
      <text:p text:style-name="Text_20_body">Criado por <text:a xlink:type="simple" xlink:href="http://twitter.com/wycats" office:target-frame-name="_blank" xlink:show="new" text:style-name="Internet_20_link" text:visited-style-name="Visited_20_Internet_20_Link">@wycats</text:a>, desenvolvedores do núcleo do jQuery e Ruby on Rails . </text:p>
      <text:list xml:id="list3462911416" text:style-name="L23">
        <text:list-item>
          <text:p text:style-name="P29"><text:a xlink:type="simple" xlink:href="http://knockoutjs.com/" office:target-frame-name="_blank" xlink:show="new" text:style-name="Internet_20_link" text:visited-style-name="Visited_20_Internet_20_Link">Knockout.js</text:a> </text:p>
        </text:list-item>
      </text:list>
      <text:p text:style-name="Text_20_body">Simplifica interfaces de cliente dinâmicas criadas em JavaScript aplicando o modelo <text:span text:style-name="T2">Model-View-View</text:span> (MVVM). </text:p>
      <text:list xml:id="list1801250842" text:style-name="L24">
        <text:list-item>
          <text:p text:style-name="P30"><text:a xlink:type="simple" xlink:href="http://angularjs.org/" office:target-frame-name="_blank" xlink:show="new" text:style-name="Internet_20_link" text:visited-style-name="Visited_20_Internet_20_Link">Angular.js</text:a> </text:p>
        </text:list-item>
      </text:list>
      <text:p text:style-name="Text_20_body">Criado pelo Google, Angular.js é como um <text:span text:style-name="T2">polyfill</text:span> para o futuro do HTML. </text:p>
      <text:list xml:id="list1882486773" text:style-name="L25">
        <text:list-item>
          <text:p text:style-name="P31"><text:a xlink:type="simple" xlink:href="https://angular.io/" office:target-frame-name="_blank" xlink:show="new" text:style-name="Internet_20_link" text:visited-style-name="Visited_20_Internet_20_Link">Angular</text:a> </text:p>
        </text:list-item>
      </text:list>
      <text:p text:style-name="Text_20_body">Um framework.Mobile &amp; desktop. Uma maneira de criar aplicativos com o Angular e usar seu código e habilidades para criar aplicativos para cada meta de implantação. Para web, web móvel, telefone móvel nativo e desktop nativo. </text:p>
      <text:list xml:id="list3570423142" text:style-name="L26">
        <text:list-item>
          <text:p text:style-name="P32"><text:a xlink:type="simple" xlink:href="http://cappuccino.org/" office:target-frame-name="_blank" xlink:show="new" text:style-name="Internet_20_link" text:visited-style-name="Visited_20_Internet_20_Link">Cappuccino</text:a> </text:p>
        </text:list-item>
      </text:list>
      <text:p text:style-name="Text_20_body">Cappuccino é um framework de código aberto que torna fácil a criação de aplicações parecidas com desktop que rodam em um navegador. </text:p>
      <text:list xml:id="list3906134486" text:style-name="L27">
        <text:list-item>
          <text:p text:style-name="P33"><text:a xlink:type="simple" xlink:href="http://javascriptmvc.com/" office:target-frame-name="_blank" xlink:show="new" text:style-name="Internet_20_link" text:visited-style-name="Visited_20_Internet_20_Link">JavaScript MVC</text:a> </text:p>
        </text:list-item>
      </text:list>
      <text:p text:style-name="Text_20_body">JavaScriptMVC é um framework de código aberto que contém as melhores ideias no desenvolvimento do jQuery. </text:p>
      <text:list xml:id="list897991653" text:style-name="L28">
        <text:list-item>
          <text:p text:style-name="P34"><text:a xlink:type="simple" xlink:href="https://www.meteor.com/" office:target-frame-name="_blank" xlink:show="new" text:style-name="Internet_20_link" text:visited-style-name="Visited_20_Internet_20_Link">Meteor</text:a> </text:p>
        </text:list-item>
      </text:list>
      <text:p text:style-name="Text_20_body">Meteor é uma plataforma de código aberto para criação rápida de aplicações web de alta qualidade, seja você um desenvolvedor experiente ou que está apenas começando. </text:p>
      <text:list xml:id="list2549435208" text:style-name="L29">
        <text:list-item>
          <text:p text:style-name="P35"><text:a xlink:type="simple" xlink:href="http://www.3den.org/spicejs" office:target-frame-name="_blank" xlink:show="new" text:style-name="Internet_20_link" text:visited-style-name="Visited_20_Internet_20_Link">Spice.js</text:a> </text:p>
        </text:list-item>
      </text:list>
      <text:p text:style-name="Text_20_body">Spice é um framework MVC em JavaScript minúsculo (&lt; 3k) e flexível. Spice foi construido para ser fácil de ser adicionado em qualquer aplicação existente e funciona bem com outras tecnologias como jQuery, pjax, turbolinks, node ou qualquer outra coisa que você esteja usando. </text:p>
      <text:list xml:id="list3200327241" text:style-name="L30">
        <text:list-item>
          <text:p text:style-name="P36"><text:soft-page-break/><text:a xlink:type="simple" xlink:href="http://www.riotjs.com/" office:target-frame-name="_blank" xlink:show="new" text:style-name="Internet_20_link" text:visited-style-name="Visited_20_Internet_20_Link">Riot.js</text:a> </text:p>
        </text:list-item>
      </text:list>
      <text:p text:style-name="Text_20_body">Riot é uma biblioteca <text:span text:style-name="T2">client-side</text:span> (MV*) incrivelmente rápida, potente e pequena para criar aplicações web de grande escala. Apesar do tamanho pequeno todos os blocos de construção estão lá: um motor de templates, rotas, biblioteca de eventos e um padrão MVP rígido para manter as coisas organizadas. </text:p>
      <text:list xml:id="list1166300142" text:style-name="L31">
        <text:list-item>
          <text:p text:style-name="P37"><text:a xlink:type="simple" xlink:href="http://canjs.com/" office:target-frame-name="_blank" xlink:show="new" text:style-name="Internet_20_link" text:visited-style-name="Visited_20_Internet_20_Link">CanJS</text:a> </text:p>
        </text:list-item>
      </text:list>
      <text:p text:style-name="Text_20_body">CanJS é um framework JavaScript que simplifica e agiliza o desenvolvimento de aplicações complexas. Fácil de aprender, pequeno e com uma estrutura modesta, mas com características modernas como tags customizadas e com binding de duas vias. </text:p>
      <text:h text:style-name="Heading_20_3" text:outline-level="3">Biblioteca</text:h>
      <text:list xml:id="list89007182" text:style-name="L32">
        <text:list-item>
          <text:p text:style-name="P38"><text:a xlink:type="simple" xlink:href="http://facebook.github.io/react" office:target-frame-name="_blank" xlink:show="new" text:style-name="Internet_20_link" text:visited-style-name="Visited_20_Internet_20_Link">React</text:a> </text:p>
        </text:list-item>
      </text:list>
      <text:p text:style-name="Text_20_body">Criado pelo Facebook. React é uma biblioteca JavaScript para criação de interfaces de usuários do Facebook e do Instagram. Muitas pessoas enxergam o React como o V do MVC. </text:p>
      <text:list xml:id="list2471482035" text:style-name="L33">
        <text:list-item>
          <text:p text:style-name="P39"><text:a xlink:type="simple" xlink:href="http://www.vuejs.org/" office:target-frame-name="_blank" xlink:show="new" text:style-name="Internet_20_link" text:visited-style-name="Visited_20_Internet_20_Link">Vue.js</text:a> </text:p>
        </text:list-item>
      </text:list>
      <text:p text:style-name="Text_20_body">É uma biblioteca MVVM que provê two-way data binding, adiciona comportamento adicional ao HTML (através de diretivas) e componentes reativos. Ao utilizar add-ons nativos o desenvolvedor pode também contar com rotas, AJAX, gerenciamento de fonte de dados ao estilo Flux, validação de formulários e mais. Provê uma extensão para Chrome que é muito útil para inspecionar componentes construídos com Vue. </text:p>
      <text:list xml:id="list3628473874" text:style-name="L34">
        <text:list-item>
          <text:p text:style-name="P40"><text:a xlink:type="simple" xlink:href="http://handlebarsjs.com/" office:target-frame-name="_blank" xlink:show="new" text:style-name="Internet_20_link" text:visited-style-name="Visited_20_Internet_20_Link">Handlebars</text:a> </text:p>
        </text:list-item>
      </text:list>
      <text:p text:style-name="Text_20_body">Handlebars fornece de forma eficaz o poder necessário para você criar templates semânticos sem frustrações. </text:p>
      <text:list xml:id="list2442130563" text:style-name="L35">
        <text:list-item>
          <text:p text:style-name="P41"><text:a xlink:type="simple" xlink:href="http://linkedin.github.io/dustjs" office:target-frame-name="_blank" xlink:show="new" text:style-name="Internet_20_link" text:visited-style-name="Visited_20_Internet_20_Link">Dust.js</text:a> </text:p>
        </text:list-item>
      </text:list>
      <text:p text:style-name="Text_20_body">Templates assíncronos para o navegador e para node.js. </text:p>
      <text:h text:style-name="Heading_20_3" text:outline-level="3">Animação</text:h>
      <text:list xml:id="list3210549132" text:style-name="L36">
        <text:list-item>
          <text:p text:style-name="P42"><text:a xlink:type="simple" xlink:href="http://julian.com/research/velocity/" office:target-frame-name="_blank" xlink:show="new" text:style-name="Internet_20_link" text:visited-style-name="Visited_20_Internet_20_Link">Velocity.js</text:a> </text:p>
        </text:list-item>
      </text:list>
      <text:p text:style-name="Text_20_body">Velocity é um motor de animações com a mesma API $.animate() do jQuery. </text:p>
      <text:list xml:id="list4195289314" text:style-name="L37">
        <text:list-item>
          <text:p text:style-name="P43"><text:a xlink:type="simple" xlink:href="http://bouncejs.com/" office:target-frame-name="_blank" xlink:show="new" text:style-name="Internet_20_link" text:visited-style-name="Visited_20_Internet_20_Link">Bounce.js</text:a> </text:p>
        </text:list-item>
      </text:list>
      <text:p text:style-name="Text_20_body">Bounce.js é uma biblioteca JavaScript e uma ferramenta que permite você criar lindas animações em CSS3. </text:p>
      <text:list xml:id="list3553598819" text:style-name="L38">
        <text:list-item>
          <text:p text:style-name="P44"><text:a xlink:type="simple" xlink:href="http://www.createjs.com/tweenjs" office:target-frame-name="_blank" xlink:show="new" text:style-name="Internet_20_link" text:visited-style-name="Visited_20_Internet_20_Link">TweenJS</text:a> </text:p>
        </text:list-item>
      </text:list>
      <text:p text:style-name="Text_20_body">Uma biblioteca JavaScript simples mas poderosa para interpolar e animar propriedades HTML5 e JavaScript. </text:p>
      <text:list xml:id="list3715647193" text:style-name="L39">
        <text:list-item>
          <text:p text:style-name="P45"><text:a xlink:type="simple" xlink:href="http://visionmedia.github.io/move.js/" office:target-frame-name="_blank" xlink:show="new" text:style-name="Internet_20_link" text:visited-style-name="Visited_20_Internet_20_Link">Move.js</text:a> </text:p>
        </text:list-item>
      </text:list>
      <text:p text:style-name="Text_20_body">Move.js é uma biblioteca JavaScript pequena que torna animações em CSS3 super simples e elegantes. </text:p>
      <text:list xml:id="list2405321168" text:style-name="L40">
        <text:list-item>
          <text:p text:style-name="P46"><text:soft-page-break/><text:a xlink:type="simple" xlink:href="http://snapsvg.io/" office:target-frame-name="_blank" xlink:show="new" text:style-name="Internet_20_link" text:visited-style-name="Visited_20_Internet_20_Link">Snap.svg</text:a> </text:p>
        </text:list-item>
      </text:list>
      <text:p text:style-name="Text_20_body">SVG é uma excelente forma de criar gráficos vetoriais interativos e independentes de resolução que ficam ótimos em qualquer tamanho de tela. </text:p>
      <text:list xml:id="list2755977345" text:style-name="L41">
        <text:list-item>
          <text:p text:style-name="P47"><text:a xlink:type="simple" xlink:href="http://rekapi.com/" office:target-frame-name="_blank" xlink:show="new" text:style-name="Internet_20_link" text:visited-style-name="Visited_20_Internet_20_Link">Rekapi</text:a> </text:p>
        </text:list-item>
      </text:list>
      <text:p text:style-name="Text_20_body">Rekapi é uma biblioteca para fazer animações canvas e DOM com JavaScript, assim como animações @keyframe do CSS, para navegadores modernos. </text:p>
      <text:list xml:id="list108056222" text:style-name="L42">
        <text:list-item>
          <text:p text:style-name="P48"><text:a xlink:type="simple" xlink:href="http://lab.ejci.net/favico.js/" office:target-frame-name="_blank" xlink:show="new" text:style-name="Internet_20_link" text:visited-style-name="Visited_20_Internet_20_Link">Favico.js</text:a> </text:p>
        </text:list-item>
      </text:list>
      <text:p text:style-name="Text_20_body">Faça uso do seu <text:span text:style-name="T2">favicon</text:span> com emblemas, imagens ou vídeos. </text:p>
      <text:list xml:id="list3563214626" text:style-name="L43">
        <text:list-item>
          <text:p text:style-name="P49"><text:a xlink:type="simple" xlink:href="http://jschr.github.io/textillate/" office:target-frame-name="_blank" xlink:show="new" text:style-name="Internet_20_link" text:visited-style-name="Visited_20_Internet_20_Link">Textillate.js</text:a> </text:p>
        </text:list-item>
      </text:list>
      <text:p text:style-name="Text_20_body">Textillate.js combina algumas bibliotecas impressionantes para fornecer um plugin fácil de usar para aplicar animações CSS3 em qualquer texto. </text:p>
      <text:list xml:id="list3736857499" text:style-name="L44">
        <text:list-item>
          <text:p text:style-name="P50"><text:a xlink:type="simple" xlink:href="http://darsa.in/motio/" office:target-frame-name="_blank" xlink:show="new" text:style-name="Internet_20_link" text:visited-style-name="Visited_20_Internet_20_Link">Motio</text:a> </text:p>
        </text:list-item>
      </text:list>
      <text:p text:style-name="Text_20_body">Motio é uma pequena biblioteca JavaScript para uma simples porém poderosa animação baseada em <text:span text:style-name="T2">sprites</text:span> e <text:span text:style-name="T2">panning</text:span> (panorâmica). </text:p>
      <text:list xml:id="list1174410901" text:style-name="L45">
        <text:list-item>
          <text:p text:style-name="P51"><text:a xlink:type="simple" xlink:href="http://lvivski.com/anima/" office:target-frame-name="_blank" xlink:show="new" text:style-name="Internet_20_link" text:visited-style-name="Visited_20_Internet_20_Link">Anima.js</text:a> </text:p>
        </text:list-item>
      </text:list>
      <text:p text:style-name="Text_20_body">Com a Anima é fácil de animar mais de cem objetos de cada vez. Cada item pode ter sua massa e viscosidade para simular objetos da vida real! </text:p>
      <text:list xml:id="list2989279736" text:style-name="L46">
        <text:list-item>
          <text:p text:style-name="P52"><text:a xlink:type="simple" xlink:href="http://lvivski.com/anima/" office:target-frame-name="_blank" xlink:show="new" text:style-name="Internet_20_link" text:visited-style-name="Visited_20_Internet_20_Link">Anima.js</text:a> </text:p>
        </text:list-item>
      </text:list>
      <text:p text:style-name="Text_20_body">With Anima it's easy to animate over a hundred objects at a time. Each item can have it's mass and viscosity to emulate reallife objects! </text:p>
      <text:h text:style-name="Heading_20_1" text:outline-level="1"><text:a xlink:type="simple" xlink:href="https://jstherightway.org/pt-br/#game-engines" text:style-name="Internet_20_link" text:visited-style-name="Visited_20_Internet_20_Link">MOTORES DE JOGOS</text:a></text:h>
      <text:p text:style-name="Text_20_body"/>
      <text:list xml:id="list1019830799" text:style-name="L47">
        <text:list-item>
          <text:p text:style-name="P53"><text:a xlink:type="simple" xlink:href="http://melonJS.org/" office:target-frame-name="_blank" xlink:show="new" text:style-name="Internet_20_link" text:visited-style-name="Visited_20_Internet_20_Link">MelonJS</text:a> </text:p>
        </text:list-item>
      </text:list>
      <text:p text:style-name="Text_20_body">MelonJS é um motor de jogos leve e grátis. O motor integra o formato tiled map, tornando o level design mais fácil. </text:p>
      <text:list xml:id="list965738190" text:style-name="L48">
        <text:list-item>
          <text:p text:style-name="P54"><text:a xlink:type="simple" xlink:href="http://impactjs.com/" office:target-frame-name="_blank" xlink:show="new" text:style-name="Internet_20_link" text:visited-style-name="Visited_20_Internet_20_Link">ImpactJS</text:a> </text:p>
        </text:list-item>
      </text:list>
      <text:p text:style-name="Text_20_body">ImpactJS é um dos motores de jogos mais "testados e aprovados" em HTML5, com sua primeira publicação no final de 2010. Ele é muito bem mantido e atualizado, conta com uma boa comunidade dando suporte. A documentação é boa e conta com dois livros falando sobre criação de jogos com esse motor. </text:p>
      <text:list xml:id="list2741642191" text:style-name="L49">
        <text:list-item>
          <text:p text:style-name="P55"><text:a xlink:type="simple" xlink:href="http://limejs.com/" office:target-frame-name="_blank" xlink:show="new" text:style-name="Internet_20_link" text:visited-style-name="Visited_20_Internet_20_Link">LimeJS</text:a> </text:p>
        </text:list-item>
      </text:list>
      <text:p text:style-name="Text_20_body">LimeJS é um framework de jogos em HTML5 para criação rápida de jogos com experiência nativa para navegadores modernos e dispositivos touch. </text:p>
      <text:list xml:id="list1692178791" text:style-name="L50">
        <text:list-item>
          <text:p text:style-name="P56"><text:a xlink:type="simple" xlink:href="http://craftyjs.com/" office:target-frame-name="_blank" xlink:show="new" text:style-name="Internet_20_link" text:visited-style-name="Visited_20_Internet_20_Link">Crafty</text:a> </text:p>
        </text:list-item>
      </text:list>
      <text:p text:style-name="Text_20_body"><text:soft-page-break/>Crafty é um motor de jogo lançado no final de 2010. Crafty torna realmente fácil começar a desenvolver jogos com JavaScript. </text:p>
      <text:list xml:id="list217781478" text:style-name="L51">
        <text:list-item>
          <text:p text:style-name="P57"><text:a xlink:type="simple" xlink:href="http://www.cocos2d-x.org/wiki/Cocos2d-html5" office:target-frame-name="_blank" xlink:show="new" text:style-name="Internet_20_link" text:visited-style-name="Visited_20_Internet_20_Link">Cocos2d-HTML5</text:a> </text:p>
        </text:list-item>
      </text:list>
      <text:p text:style-name="Text_20_body">Cocos2d-html5 é um framework de código aberto para desenvolvimento de jogos web em 2D, lançado sob a licença MIT. É uma versão HTML5 do projeto Cocos2d-x. O foco para o desenvolvimento do Cocos2d-html5 está em torná-lo multiplataforma entre navegadores e aplicações nativas. </text:p>
      <text:list xml:id="list2127773012" text:style-name="L52">
        <text:list-item>
          <text:p text:style-name="P58"><text:a xlink:type="simple" xlink:href="http://phaser.io/" office:target-frame-name="_blank" xlink:show="new" text:style-name="Internet_20_link" text:visited-style-name="Visited_20_Internet_20_Link">Phaser</text:a> </text:p>
        </text:list-item>
      </text:list>
      <text:p text:style-name="Text_20_body">Phaser é baseado fortemente no <text:a xlink:type="simple" xlink:href="http://www.flixel.org/" office:target-frame-name="_blank" xlink:show="new" text:style-name="Internet_20_link" text:visited-style-name="Visited_20_Internet_20_Link">Flixel</text:a>. É mantido por Richard Davey (<text:a xlink:type="simple" xlink:href="http://www.photonstorm.com/" office:target-frame-name="_blank" xlink:show="new" text:style-name="Internet_20_link" text:visited-style-name="Visited_20_Internet_20_Link">Photon Storm</text:a>) que tem sido bem ativo por anos na comunidade HTML5. </text:p>
      <text:list xml:id="list814856072" text:style-name="L53">
        <text:list-item>
          <text:p text:style-name="P59"><text:a xlink:type="simple" xlink:href="http://www.goocreate.com/learn" office:target-frame-name="_blank" xlink:show="new" text:style-name="Internet_20_link" text:visited-style-name="Visited_20_Internet_20_Link">Goo</text:a> </text:p>
        </text:list-item>
      </text:list>
      <text:p text:style-name="Text_20_body">Goo é um motor de jogos JavaScript 3D feito inteiramente em WebGL/HTML5 </text:p>
      <text:list xml:id="list2294893258" text:style-name="L54">
        <text:list-item>
          <text:p text:style-name="P60"><text:a xlink:type="simple" xlink:href="http://lycheejs.org/" office:target-frame-name="_blank" xlink:show="new" text:style-name="Internet_20_link" text:visited-style-name="Visited_20_Internet_20_Link">LycheeJS</text:a> </text:p>
        </text:list-item>
      </text:list>
      <text:p text:style-name="Text_20_body">LycheeJS é uma biblioteca de jogos em JavaScript que oferece uma solução completa para prototipação e desenvolvimento de HTML5 Canvas, WebGL ou OpenGL(ES) nativo, baseado no navegador ou em ambientes nativos. </text:p>
      <text:list xml:id="list1963430459" text:style-name="L55">
        <text:list-item>
          <text:p text:style-name="P61"><text:a xlink:type="simple" xlink:href="http://html5quintus.com/" office:target-frame-name="_blank" xlink:show="new" text:style-name="Internet_20_link" text:visited-style-name="Visited_20_Internet_20_Link">Quintus</text:a> </text:p>
        </text:list-item>
      </text:list>
      <text:p text:style-name="Text_20_body">Quintus é um motor de jogos HTML5 projetado para ser modular e leve, com uma sintaxe concisa e bem próxima ao JavaScript. </text:p>
      <text:list xml:id="list251144442" text:style-name="L56">
        <text:list-item>
          <text:p text:style-name="P62"><text:a xlink:type="simple" xlink:href="http://www.kiwijs.org/" office:target-frame-name="_blank" xlink:show="new" text:style-name="Internet_20_link" text:visited-style-name="Visited_20_Internet_20_Link">KiwiJS</text:a> </text:p>
        </text:list-item>
      </text:list>
      <text:p text:style-name="Text_20_body">Kiwi.js é um motor de jogos de código aberto. Algumas pessoas o chamam de o WordPress dos motores de jogos HTML5. </text:p>
      <text:list xml:id="list1912518947" text:style-name="L57">
        <text:list-item>
          <text:p text:style-name="P63"><text:a xlink:type="simple" xlink:href="http://www.pandajs.net/" office:target-frame-name="_blank" xlink:show="new" text:style-name="Internet_20_link" text:visited-style-name="Visited_20_Internet_20_Link">PandaJS</text:a> </text:p>
        </text:list-item>
      </text:list>
      <text:p text:style-name="Text_20_body">Panda.js é um motor de jogos em HTML5 para dispositivos mobile e desktop com renderização de Canvas e WebGL. </text:p>
      <text:list xml:id="list324470383" text:style-name="L58">
        <text:list-item>
          <text:p text:style-name="P64"><text:a xlink:type="simple" xlink:href="http://www.isogenicengine.com/" office:target-frame-name="_blank" xlink:show="new" text:style-name="Internet_20_link" text:visited-style-name="Visited_20_Internet_20_Link">Isogenic</text:a> </text:p>
        </text:list-item>
      </text:list>
      <text:p text:style-name="Text_20_body">Isogenic é um motor de jogos que fornece as mais avançadas funcionalidades de rede e multiplayer em tempo real disponíveis em qualquer motor de jogos HTML 5. O sistema é baseado em streaming de entidades e inclui opções poderosas de simulação e interpolação de entidades no client a partir de delta updates. </text:p>
      <text:list xml:id="list3013061112" text:style-name="L59">
        <text:list-item>
          <text:p text:style-name="P65"><text:a xlink:type="simple" xlink:href="http://www.isogenicengine.com/" office:target-frame-name="_blank" xlink:show="new" text:style-name="Internet_20_link" text:visited-style-name="Visited_20_Internet_20_Link">Isogenic</text:a> </text:p>
        </text:list-item>
      </text:list>
      <text:p text:style-name="Text_20_body">Isogenic is an advanced game engine that provides the most advanced networking and realtime multiplayer functionality available in any HTML 5 game engine. The system is based on entity streaming and includes powerful simulation options and client-side entity interpolation from delta updates. </text:p>
      <text:list xml:id="list3014828461" text:style-name="L60">
        <text:list-item>
          <text:p text:style-name="P66"><text:a xlink:type="simple" xlink:href="https://github.com/WhitestormJS/whitestorm.js" office:target-frame-name="_blank" xlink:show="new" text:style-name="Internet_20_link" text:visited-style-name="Visited_20_Internet_20_Link">WhitestormJS</text:a> </text:p>
        </text:list-item>
      </text:list>
      <text:p text:style-name="Text_20_body"><text:soft-page-break/>Super-fast 3D framework for Web Applications &amp; Games. Based on Three.js. Includes integrated physics support and ReactJS integration. </text:p>
      <text:p text:style-name="Standard"><text:a xlink:type="simple" xlink:href="https://jstherightway.org/pt-br/" text:style-name="Internet_20_link" text:visited-style-name="Visited_20_Internet_20_Link">https://jstherightway.org/pt-br/</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6T14:53:00.026347344</meta:creation-date>
    <dc:date>2022-10-16T14:54:59.238754307</dc:date>
    <meta:editing-duration>PT2M1S</meta:editing-duration>
    <meta:editing-cycles>1</meta:editing-cycles>
    <meta:document-statistic meta:table-count="0" meta:image-count="0" meta:object-count="1" meta:page-count="11" meta:paragraph-count="216" meta:word-count="2629" meta:character-count="16585" meta:non-whitespace-character-count="14080"/>
    <meta:generator>LibreOffice/7.3.6.2$Linux_X86_64 LibreOffice_project/30$Build-2</meta:generator>
  </office:meta>
</office:document-meta>
</file>